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68mm"/>
    </style:style>
    <style:style style:name="co3" style:family="table-column">
      <style:table-column-properties fo:break-before="auto" style:column-width="38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41.59mm" svg:y="1mm">
            <draw:object draw:notify-on-update-of-ranges="Sheet1.D1:Sheet1.D15 Sheet1.E1:Sheet1.E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41.59mm" svg:y="109.82mm">
            <draw:object draw:notify-on-update-of-ranges="Sheet1.D26:Sheet1.D40 Sheet1.E26:Sheet1.E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91652" calcext:value-type="float">
            <text:p>91652</text:p>
          </table:table-cell>
          <table:table-cell office:value-type="string" calcext:value-type="string">
            <text:p>Empty Room</text:p>
          </table:table-cell>
          <table:table-cell/>
          <table:table-cell office:value-type="string" calcext:value-type="string">
            <text:p>Empty Room</text:p>
          </table:table-cell>
          <table:table-cell office:value-type="float" office:value="80237" calcext:value-type="float">
            <text:p>80237</text:p>
          </table:table-cell>
          <table:table-cell table:number-columns-repeated="3"/>
        </table:table-row>
        <table:table-row table:style-name="ro1">
          <table:table-cell office:value-type="float" office:value="127205" calcext:value-type="float">
            <text:p>127205</text:p>
          </table:table-cell>
          <table:table-cell office:value-type="string" calcext:value-type="string">
            <text:p>Empty Room</text:p>
          </table:table-cell>
          <table:table-cell/>
          <table:table-cell office:value-type="string" calcext:value-type="string">
            <text:p>Maze</text:p>
          </table:table-cell>
          <table:table-cell office:value-type="float" office:value="334722" calcext:value-type="float">
            <text:p>334722</text:p>
          </table:table-cell>
          <table:table-cell table:number-columns-repeated="3"/>
        </table:table-row>
        <table:table-row table:style-name="ro1">
          <table:table-cell office:value-type="float" office:value="67540" calcext:value-type="float">
            <text:p>67540</text:p>
          </table:table-cell>
          <table:table-cell office:value-type="string" calcext:value-type="string">
            <text:p>Empty Room</text:p>
          </table:table-cell>
          <table:table-cell/>
          <table:table-cell office:value-type="string" calcext:value-type="string">
            <text:p>Forest</text:p>
          </table:table-cell>
          <table:table-cell office:value-type="float" office:value="2058071" calcext:value-type="float">
            <text:p>2058071</text:p>
          </table:table-cell>
          <table:table-cell table:number-columns-repeated="3"/>
        </table:table-row>
        <table:table-row table:style-name="ro1">
          <table:table-cell office:value-type="float" office:value="557807" calcext:value-type="float">
            <text:p>557807</text:p>
          </table:table-cell>
          <table:table-cell office:value-type="string" calcext:value-type="string">
            <text:p>Maze</text:p>
          </table:table-cell>
          <table:table-cell/>
          <table:table-cell office:value-type="string" calcext:value-type="string">
            <text:p>Lava Holes</text:p>
          </table:table-cell>
          <table:table-cell office:value-type="float" office:value="226376" calcext:value-type="float">
            <text:p>226376</text:p>
          </table:table-cell>
          <table:table-cell table:number-columns-repeated="3"/>
        </table:table-row>
        <table:table-row table:style-name="ro1">
          <table:table-cell office:value-type="float" office:value="918942" calcext:value-type="float">
            <text:p>918942</text:p>
          </table:table-cell>
          <table:table-cell office:value-type="string" calcext:value-type="string">
            <text:p>Maze</text:p>
          </table:table-cell>
          <table:table-cell/>
          <table:table-cell office:value-type="string" calcext:value-type="string">
            <text:p>Lava Parkour</text:p>
          </table:table-cell>
          <table:table-cell office:value-type="float" office:value="304969" calcext:value-type="float">
            <text:p>304969</text:p>
          </table:table-cell>
          <table:table-cell table:number-columns-repeated="3"/>
        </table:table-row>
        <table:table-row table:style-name="ro1">
          <table:table-cell office:value-type="float" office:value="674529" calcext:value-type="float">
            <text:p>674529</text:p>
          </table:table-cell>
          <table:table-cell office:value-type="string" calcext:value-type="string">
            <text:p>Maze</text:p>
          </table:table-cell>
          <table:table-cell/>
          <table:table-cell office:value-type="string" calcext:value-type="string">
            <text:p>Lava Floor</text:p>
          </table:table-cell>
          <table:table-cell office:value-type="float" office:value="274232" calcext:value-type="float">
            <text:p>274232</text:p>
          </table:table-cell>
          <table:table-cell table:number-columns-repeated="3"/>
        </table:table-row>
        <table:table-row table:style-name="ro1">
          <table:table-cell office:value-type="float" office:value="595920" calcext:value-type="float">
            <text:p>595920</text:p>
          </table:table-cell>
          <table:table-cell office:value-type="string" calcext:value-type="string">
            <text:p>Maze</text:p>
          </table:table-cell>
          <table:table-cell/>
          <table:table-cell office:value-type="string" calcext:value-type="string">
            <text:p>Large Tower</text:p>
          </table:table-cell>
          <table:table-cell office:value-type="float" office:value="1666034" calcext:value-type="float">
            <text:p>1666034</text:p>
          </table:table-cell>
          <table:table-cell table:number-columns-repeated="3"/>
        </table:table-row>
        <table:table-row table:style-name="ro1">
          <table:table-cell office:value-type="float" office:value="1079452" calcext:value-type="float">
            <text:p>1079452</text:p>
          </table:table-cell>
          <table:table-cell office:value-type="string" calcext:value-type="string">
            <text:p>Empty Room</text:p>
          </table:table-cell>
          <table:table-cell/>
          <table:table-cell office:value-type="string" calcext:value-type="string">
            <text:p>Water Floor</text:p>
          </table:table-cell>
          <table:table-cell office:value-type="float" office:value="850853" calcext:value-type="float">
            <text:p>850853</text:p>
          </table:table-cell>
          <table:table-cell table:number-columns-repeated="3"/>
        </table:table-row>
        <table:table-row table:style-name="ro1">
          <table:table-cell office:value-type="float" office:value="6518599" calcext:value-type="float">
            <text:p>6518599</text:p>
          </table:table-cell>
          <table:table-cell office:value-type="string" calcext:value-type="string">
            <text:p>Empty Room</text:p>
          </table:table-cell>
          <table:table-cell/>
          <table:table-cell office:value-type="string" calcext:value-type="string">
            <text:p>Spawner Room</text:p>
          </table:table-cell>
          <table:table-cell office:value-type="float" office:value="3428" calcext:value-type="float">
            <text:p>3428</text:p>
          </table:table-cell>
          <table:table-cell table:number-columns-repeated="3"/>
        </table:table-row>
        <table:table-row table:style-name="ro1">
          <table:table-cell office:value-type="float" office:value="54523" calcext:value-type="float">
            <text:p>54523</text:p>
          </table:table-cell>
          <table:table-cell office:value-type="string" calcext:value-type="string">
            <text:p>Empty Room</text:p>
          </table:table-cell>
          <table:table-cell/>
          <table:table-cell office:value-type="string" calcext:value-type="string">
            <text:p>Enchantment Shrine</text:p>
          </table:table-cell>
          <table:table-cell office:value-type="float" office:value="160814" calcext:value-type="float">
            <text:p>160814</text:p>
          </table:table-cell>
          <table:table-cell table:number-columns-repeated="3"/>
        </table:table-row>
        <table:table-row table:style-name="ro1">
          <table:table-cell office:value-type="float" office:value="8416872" calcext:value-type="float">
            <text:p>8416872</text:p>
          </table:table-cell>
          <table:table-cell office:value-type="string" calcext:value-type="string">
            <text:p>Maze</text:p>
          </table:table-cell>
          <table:table-cell/>
          <table:table-cell office:value-type="string" calcext:value-type="string">
            <text:p>Loot</text:p>
          </table:table-cell>
          <table:table-cell office:value-type="float" office:value="29525" calcext:value-type="float">
            <text:p>29525</text:p>
          </table:table-cell>
          <table:table-cell table:number-columns-repeated="3"/>
        </table:table-row>
        <table:table-row table:style-name="ro1">
          <table:table-cell office:value-type="float" office:value="10771203" calcext:value-type="float">
            <text:p>10771203</text:p>
          </table:table-cell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Pillar Room</text:p>
          </table:table-cell>
          <table:table-cell office:value-type="float" office:value="75577" calcext:value-type="float">
            <text:p>75577</text:p>
          </table:table-cell>
          <table:table-cell table:number-columns-repeated="3"/>
        </table:table-row>
        <table:table-row table:style-name="ro1">
          <table:table-cell office:value-type="float" office:value="2438823" calcext:value-type="float">
            <text:p>2438823</text:p>
          </table:table-cell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Water Holes</text:p>
          </table:table-cell>
          <table:table-cell office:value-type="float" office:value="167977" calcext:value-type="float">
            <text:p>167977</text:p>
          </table:table-cell>
          <table:table-cell table:number-columns-repeated="3"/>
        </table:table-row>
        <table:table-row table:style-name="ro1">
          <table:table-cell office:value-type="float" office:value="23319257" calcext:value-type="float">
            <text:p>23319257</text:p>
          </table:table-cell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untain Room</text:p>
          </table:table-cell>
          <table:table-cell office:value-type="float" office:value="134282" calcext:value-type="float">
            <text:p>134282</text:p>
          </table:table-cell>
          <table:table-cell table:number-columns-repeated="3"/>
        </table:table-row>
        <table:table-row table:style-name="ro1">
          <table:table-cell office:value-type="float" office:value="429712" calcext:value-type="float">
            <text:p>429712</text:p>
          </table:table-cell>
          <table:table-cell office:value-type="string" calcext:value-type="string">
            <text:p>Empty Room</text:p>
          </table:table-cell>
          <table:table-cell/>
          <table:table-cell office:value-type="string" calcext:value-type="string">
            <text:p>Stone Mine</text:p>
          </table:table-cell>
          <table:table-cell office:value-type="float" office:value="1784382" calcext:value-type="float">
            <text:p>1784382</text:p>
          </table:table-cell>
          <table:table-cell table:number-columns-repeated="3"/>
        </table:table-row>
        <table:table-row table:style-name="ro1">
          <table:table-cell office:value-type="float" office:value="8937336" calcext:value-type="float">
            <text:p>8937336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986419" calcext:value-type="float">
            <text:p>1986419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292076" calcext:value-type="float">
            <text:p>292076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68920" calcext:value-type="float">
            <text:p>68920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88392" calcext:value-type="float">
            <text:p>88392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870777" calcext:value-type="float">
            <text:p>870777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597368" calcext:value-type="float">
            <text:p>597368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70735" calcext:value-type="float">
            <text:p>70735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61921" calcext:value-type="float">
            <text:p>261921</text:p>
          </table:table-cell>
          <table:table-cell office:value-type="string" calcext:value-type="string">
            <text:p>Lava Holes</text:p>
          </table:table-cell>
          <table:table-cell table:number-columns-repeated="6"/>
        </table:table-row>
        <table:table-row table:style-name="ro1">
          <table:table-cell office:value-type="float" office:value="414212" calcext:value-type="float">
            <text:p>414212</text:p>
          </table:table-cell>
          <table:table-cell office:value-type="string" calcext:value-type="string">
            <text:p>Lava Parkour</text:p>
          </table:table-cell>
          <table:table-cell table:number-columns-repeated="6"/>
        </table:table-row>
        <table:table-row table:style-name="ro1">
          <table:table-cell office:value-type="float" office:value="929682" calcext:value-type="float">
            <text:p>929682</text:p>
          </table:table-cell>
          <table:table-cell office:value-type="string" calcext:value-type="string">
            <text:p>Maze</text:p>
          </table:table-cell>
          <table:table-cell/>
          <table:table-cell office:value-type="string" calcext:value-type="string">
            <text:p>Empty Room</text:p>
          </table:table-cell>
          <table:table-cell office:value-type="float" office:value="26237821" calcext:value-type="float">
            <text:p>26237821</text:p>
          </table:table-cell>
          <table:table-cell table:number-columns-repeated="3"/>
        </table:table-row>
        <table:table-row table:style-name="ro1">
          <table:table-cell office:value-type="float" office:value="4351789" calcext:value-type="float">
            <text:p>4351789</text:p>
          </table:table-cell>
          <table:table-cell office:value-type="string" calcext:value-type="string">
            <text:p>Maze</text:p>
          </table:table-cell>
          <table:table-cell/>
          <table:table-cell office:value-type="string" calcext:value-type="string">
            <text:p>Maze</text:p>
          </table:table-cell>
          <table:table-cell office:value-type="float" office:value="92383376" calcext:value-type="float">
            <text:p>92383376</text:p>
          </table:table-cell>
          <table:table-cell table:number-columns-repeated="3"/>
        </table:table-row>
        <table:table-row table:style-name="ro1">
          <table:table-cell office:value-type="float" office:value="70448" calcext:value-type="float">
            <text:p>70448</text:p>
          </table:table-cell>
          <table:table-cell office:value-type="string" calcext:value-type="string">
            <text:p>Empty Room</text:p>
          </table:table-cell>
          <table:table-cell/>
          <table:table-cell office:value-type="string" calcext:value-type="string">
            <text:p>Forest</text:p>
          </table:table-cell>
          <table:table-cell office:value-type="float" office:value="170819899" calcext:value-type="float">
            <text:p>170819899</text:p>
          </table:table-cell>
          <table:table-cell table:number-columns-repeated="3"/>
        </table:table-row>
        <table:table-row table:style-name="ro1">
          <table:table-cell office:value-type="float" office:value="78094" calcext:value-type="float">
            <text:p>78094</text:p>
          </table:table-cell>
          <table:table-cell office:value-type="string" calcext:value-type="string">
            <text:p>Empty Room</text:p>
          </table:table-cell>
          <table:table-cell/>
          <table:table-cell office:value-type="string" calcext:value-type="string">
            <text:p>Lava Holes</text:p>
          </table:table-cell>
          <table:table-cell office:value-type="float" office:value="2263767" calcext:value-type="float">
            <text:p>2263767</text:p>
          </table:table-cell>
          <table:table-cell table:number-columns-repeated="3"/>
        </table:table-row>
        <table:table-row table:style-name="ro1">
          <table:table-cell office:value-type="float" office:value="318325" calcext:value-type="float">
            <text:p>318325</text:p>
          </table:table-cell>
          <table:table-cell office:value-type="string" calcext:value-type="string">
            <text:p>Lava Floor</text:p>
          </table:table-cell>
          <table:table-cell/>
          <table:table-cell office:value-type="string" calcext:value-type="string">
            <text:p>Lava Parkour</text:p>
          </table:table-cell>
          <table:table-cell office:value-type="float" office:value="1219876" calcext:value-type="float">
            <text:p>1219876</text:p>
          </table:table-cell>
          <table:table-cell table:number-columns-repeated="3"/>
        </table:table-row>
        <table:table-row table:style-name="ro1">
          <table:table-cell office:value-type="float" office:value="528397" calcext:value-type="float">
            <text:p>528397</text:p>
          </table:table-cell>
          <table:table-cell office:value-type="string" calcext:value-type="string">
            <text:p>Maze</text:p>
          </table:table-cell>
          <table:table-cell/>
          <table:table-cell office:value-type="string" calcext:value-type="string">
            <text:p>Lava Floor</text:p>
          </table:table-cell>
          <table:table-cell office:value-type="float" office:value="3839260" calcext:value-type="float">
            <text:p>3839260</text:p>
          </table:table-cell>
          <table:table-cell table:number-columns-repeated="3"/>
        </table:table-row>
        <table:table-row table:style-name="ro1">
          <table:table-cell office:value-type="float" office:value="68283" calcext:value-type="float">
            <text:p>68283</text:p>
          </table:table-cell>
          <table:table-cell office:value-type="string" calcext:value-type="string">
            <text:p>Empty Room</text:p>
          </table:table-cell>
          <table:table-cell/>
          <table:table-cell office:value-type="string" calcext:value-type="string">
            <text:p>Large Tower</text:p>
          </table:table-cell>
          <table:table-cell office:value-type="float" office:value="13328278" calcext:value-type="float">
            <text:p>13328278</text:p>
          </table:table-cell>
          <table:table-cell table:number-columns-repeated="3"/>
        </table:table-row>
        <table:table-row table:style-name="ro1">
          <table:table-cell office:value-type="float" office:value="48217" calcext:value-type="float">
            <text:p>48217</text:p>
          </table:table-cell>
          <table:table-cell office:value-type="string" calcext:value-type="string">
            <text:p>Empty Room</text:p>
          </table:table-cell>
          <table:table-cell/>
          <table:table-cell office:value-type="string" calcext:value-type="string">
            <text:p>Water Floor</text:p>
          </table:table-cell>
          <table:table-cell office:value-type="float" office:value="5955977" calcext:value-type="float">
            <text:p>5955977</text:p>
          </table:table-cell>
          <table:table-cell table:number-columns-repeated="3"/>
        </table:table-row>
        <table:table-row table:style-name="ro1">
          <table:table-cell office:value-type="float" office:value="43451" calcext:value-type="float">
            <text:p>43451</text:p>
          </table:table-cell>
          <table:table-cell office:value-type="string" calcext:value-type="string">
            <text:p>Empty Room</text:p>
          </table:table-cell>
          <table:table-cell/>
          <table:table-cell office:value-type="string" calcext:value-type="string">
            <text:p>Spawner Room</text:p>
          </table:table-cell>
          <table:table-cell office:value-type="float" office:value="27427" calcext:value-type="float">
            <text:p>27427</text:p>
          </table:table-cell>
          <table:table-cell table:number-columns-repeated="3"/>
        </table:table-row>
        <table:table-row table:style-name="ro1">
          <table:table-cell office:value-type="float" office:value="50136" calcext:value-type="float">
            <text:p>50136</text:p>
          </table:table-cell>
          <table:table-cell office:value-type="string" calcext:value-type="string">
            <text:p>Empty Room</text:p>
          </table:table-cell>
          <table:table-cell/>
          <table:table-cell office:value-type="string" calcext:value-type="string">
            <text:p>Enchantment Shrine</text:p>
          </table:table-cell>
          <table:table-cell office:value-type="float" office:value="643257" calcext:value-type="float">
            <text:p>643257</text:p>
          </table:table-cell>
          <table:table-cell table:number-columns-repeated="3"/>
        </table:table-row>
        <table:table-row table:style-name="ro1">
          <table:table-cell office:value-type="float" office:value="41444" calcext:value-type="float">
            <text:p>41444</text:p>
          </table:table-cell>
          <table:table-cell office:value-type="string" calcext:value-type="string">
            <text:p>Empty Room</text:p>
          </table:table-cell>
          <table:table-cell/>
          <table:table-cell office:value-type="string" calcext:value-type="string">
            <text:p>Loot</text:p>
          </table:table-cell>
          <table:table-cell office:value-type="float" office:value="295254" calcext:value-type="float">
            <text:p>295254</text:p>
          </table:table-cell>
          <table:table-cell table:number-columns-repeated="3"/>
        </table:table-row>
        <table:table-row table:style-name="ro1">
          <table:table-cell office:value-type="float" office:value="87868" calcext:value-type="float">
            <text:p>87868</text:p>
          </table:table-cell>
          <table:table-cell office:value-type="string" calcext:value-type="string">
            <text:p>Empty Room</text:p>
          </table:table-cell>
          <table:table-cell/>
          <table:table-cell office:value-type="string" calcext:value-type="string">
            <text:p>Pillar Room</text:p>
          </table:table-cell>
          <table:table-cell office:value-type="float" office:value="1058087" calcext:value-type="float">
            <text:p>1058087</text:p>
          </table:table-cell>
          <table:table-cell table:number-columns-repeated="3"/>
        </table:table-row>
        <table:table-row table:style-name="ro1">
          <table:table-cell office:value-type="float" office:value="805231" calcext:value-type="float">
            <text:p>805231</text:p>
          </table:table-cell>
          <table:table-cell office:value-type="string" calcext:value-type="string">
            <text:p>Large Tower</text:p>
          </table:table-cell>
          <table:table-cell/>
          <table:table-cell office:value-type="string" calcext:value-type="string">
            <text:p>Water Holes</text:p>
          </table:table-cell>
          <table:table-cell office:value-type="float" office:value="167977" calcext:value-type="float">
            <text:p>167977</text:p>
          </table:table-cell>
          <table:table-cell table:number-columns-repeated="3"/>
        </table:table-row>
        <table:table-row table:style-name="ro1">
          <table:table-cell office:value-type="float" office:value="456706" calcext:value-type="float">
            <text:p>456706</text:p>
          </table:table-cell>
          <table:table-cell office:value-type="string" calcext:value-type="string">
            <text:p>Maze</text:p>
          </table:table-cell>
          <table:table-cell/>
          <table:table-cell office:value-type="string" calcext:value-type="string">
            <text:p>Fountain Room</text:p>
          </table:table-cell>
          <table:table-cell office:value-type="float" office:value="1074263" calcext:value-type="float">
            <text:p>1074263</text:p>
          </table:table-cell>
          <table:table-cell table:number-columns-repeated="3"/>
        </table:table-row>
        <table:table-row table:style-name="ro1">
          <table:table-cell office:value-type="float" office:value="469137" calcext:value-type="float">
            <text:p>469137</text:p>
          </table:table-cell>
          <table:table-cell office:value-type="string" calcext:value-type="string">
            <text:p>Maze</text:p>
          </table:table-cell>
          <table:table-cell/>
          <table:table-cell office:value-type="string" calcext:value-type="string">
            <text:p>Stone Mine</text:p>
          </table:table-cell>
          <table:table-cell office:value-type="float" office:value="3568764" calcext:value-type="float">
            <text:p>3568764</text:p>
          </table:table-cell>
          <table:table-cell table:number-columns-repeated="3"/>
        </table:table-row>
        <table:table-row table:style-name="ro1">
          <table:table-cell office:value-type="float" office:value="2528220" calcext:value-type="float">
            <text:p>2528220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7804434" calcext:value-type="float">
            <text:p>17804434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64959" calcext:value-type="float">
            <text:p>6495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171694" calcext:value-type="float">
            <text:p>2171694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2249561" calcext:value-type="float">
            <text:p>2249561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506575" calcext:value-type="float">
            <text:p>506575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63110" calcext:value-type="float">
            <text:p>63110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69419" calcext:value-type="float">
            <text:p>6941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99967" calcext:value-type="float">
            <text:p>299967</text:p>
          </table:table-cell>
          <table:table-cell office:value-type="string" calcext:value-type="string">
            <text:p>Water Floor</text:p>
          </table:table-cell>
          <table:table-cell table:number-columns-repeated="6"/>
        </table:table-row>
        <table:table-row table:style-name="ro1">
          <table:table-cell office:value-type="float" office:value="125508" calcext:value-type="float">
            <text:p>125508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8223" calcext:value-type="float">
            <text:p>4822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81896" calcext:value-type="float">
            <text:p>381896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string" calcext:value-type="string">
            <text:p>Spawner Room</text:p>
          </table:table-cell>
          <table:table-cell table:number-columns-repeated="6"/>
        </table:table-row>
        <table:table-row table:style-name="ro1">
          <table:table-cell office:value-type="float" office:value="52688" calcext:value-type="float">
            <text:p>52688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50713" calcext:value-type="float">
            <text:p>5071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string" calcext:value-type="string">
            <text:p>Spawner Room</text:p>
          </table:table-cell>
          <table:table-cell table:number-columns-repeated="6"/>
        </table:table-row>
        <table:table-row table:style-name="ro1">
          <table:table-cell office:value-type="float" office:value="243834" calcext:value-type="float">
            <text:p>243834</text:p>
          </table:table-cell>
          <table:table-cell office:value-type="string" calcext:value-type="string">
            <text:p>Enchantment Shrine</text:p>
          </table:table-cell>
          <table:table-cell table:number-columns-repeated="6"/>
        </table:table-row>
        <table:table-row table:style-name="ro1">
          <table:table-cell office:value-type="float" office:value="51948" calcext:value-type="float">
            <text:p>51948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2431" calcext:value-type="float">
            <text:p>32431</text:p>
          </table:table-cell>
          <table:table-cell office:value-type="string" calcext:value-type="string">
            <text:p>Loot</text:p>
          </table:table-cell>
          <table:table-cell table:number-columns-repeated="6"/>
        </table:table-row>
        <table:table-row table:style-name="ro1">
          <table:table-cell office:value-type="float" office:value="51666" calcext:value-type="float">
            <text:p>51666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53469" calcext:value-type="float">
            <text:p>5346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88300" calcext:value-type="float">
            <text:p>288300</text:p>
          </table:table-cell>
          <table:table-cell office:value-type="string" calcext:value-type="string">
            <text:p>Lava Floor</text:p>
          </table:table-cell>
          <table:table-cell table:number-columns-repeated="6"/>
        </table:table-row>
        <table:table-row table:style-name="ro1">
          <table:table-cell office:value-type="float" office:value="42911" calcext:value-type="float">
            <text:p>42911</text:p>
          </table:table-cell>
          <table:table-cell office:value-type="string" calcext:value-type="string">
            <text:p>Loot</text:p>
          </table:table-cell>
          <table:table-cell table:number-columns-repeated="6"/>
        </table:table-row>
        <table:table-row table:style-name="ro1">
          <table:table-cell office:value-type="float" office:value="54152" calcext:value-type="float">
            <text:p>54152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94324" calcext:value-type="float">
            <text:p>294324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99703" calcext:value-type="float">
            <text:p>29970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56179" calcext:value-type="float">
            <text:p>5617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51475" calcext:value-type="float">
            <text:p>51475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00311" calcext:value-type="float">
            <text:p>100311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55886" calcext:value-type="float">
            <text:p>55886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51583" calcext:value-type="float">
            <text:p>5158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8143" calcext:value-type="float">
            <text:p>4814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85779" calcext:value-type="float">
            <text:p>385779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98996" calcext:value-type="float">
            <text:p>398996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11657" calcext:value-type="float">
            <text:p>411657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86532" calcext:value-type="float">
            <text:p>386532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98487" calcext:value-type="float">
            <text:p>398487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74135" calcext:value-type="float">
            <text:p>74135</text:p>
          </table:table-cell>
          <table:table-cell office:value-type="string" calcext:value-type="string">
            <text:p>Pillar Room</text:p>
          </table:table-cell>
          <table:table-cell table:number-columns-repeated="6"/>
        </table:table-row>
        <table:table-row table:style-name="ro1">
          <table:table-cell office:value-type="float" office:value="414988" calcext:value-type="float">
            <text:p>414988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50744" calcext:value-type="float">
            <text:p>50744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0853" calcext:value-type="float">
            <text:p>30853</text:p>
          </table:table-cell>
          <table:table-cell office:value-type="string" calcext:value-type="string">
            <text:p>Loot</text:p>
          </table:table-cell>
          <table:table-cell table:number-columns-repeated="6"/>
        </table:table-row>
        <table:table-row table:style-name="ro1">
          <table:table-cell office:value-type="float" office:value="430637" calcext:value-type="float">
            <text:p>430637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60578" calcext:value-type="float">
            <text:p>260578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20393" calcext:value-type="float">
            <text:p>12039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55289" calcext:value-type="float">
            <text:p>15528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85772" calcext:value-type="float">
            <text:p>85772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56730" calcext:value-type="float">
            <text:p>56730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58963" calcext:value-type="float">
            <text:p>5896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59912" calcext:value-type="float">
            <text:p>359912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597992" calcext:value-type="float">
            <text:p>1597992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3113001" calcext:value-type="float">
            <text:p>3113001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59925" calcext:value-type="float">
            <text:p>59925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947016" calcext:value-type="float">
            <text:p>1947016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571185" calcext:value-type="float">
            <text:p>1571185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387135" calcext:value-type="float">
            <text:p>387135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69032" calcext:value-type="float">
            <text:p>369032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86802" calcext:value-type="float">
            <text:p>386802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57031" calcext:value-type="float">
            <text:p>57031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51546" calcext:value-type="float">
            <text:p>51546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52668" calcext:value-type="float">
            <text:p>52668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59019" calcext:value-type="float">
            <text:p>5901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56739" calcext:value-type="float">
            <text:p>5673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905232" calcext:value-type="float">
            <text:p>1905232</text:p>
          </table:table-cell>
          <table:table-cell office:value-type="string" calcext:value-type="string">
            <text:p>Large Tower</text:p>
          </table:table-cell>
          <table:table-cell table:number-columns-repeated="6"/>
        </table:table-row>
        <table:table-row table:style-name="ro1">
          <table:table-cell office:value-type="float" office:value="68595" calcext:value-type="float">
            <text:p>68595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57639" calcext:value-type="float">
            <text:p>5763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62923" calcext:value-type="float">
            <text:p>6292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51710" calcext:value-type="float">
            <text:p>251710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85233" calcext:value-type="float">
            <text:p>28523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8306" calcext:value-type="float">
            <text:p>18306</text:p>
          </table:table-cell>
          <table:table-cell office:value-type="string" calcext:value-type="string">
            <text:p>Loot</text:p>
          </table:table-cell>
          <table:table-cell table:number-columns-repeated="6"/>
        </table:table-row>
        <table:table-row table:style-name="ro1">
          <table:table-cell office:value-type="float" office:value="56370" calcext:value-type="float">
            <text:p>56370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51510" calcext:value-type="float">
            <text:p>51510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87939" calcext:value-type="float">
            <text:p>387939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56714" calcext:value-type="float">
            <text:p>56714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75986" calcext:value-type="float">
            <text:p>275986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41558" calcext:value-type="float">
            <text:p>241558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40588" calcext:value-type="float">
            <text:p>240588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32587" calcext:value-type="float">
            <text:p>232587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530086" calcext:value-type="float">
            <text:p>1530086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212387" calcext:value-type="float">
            <text:p>1212387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019563" calcext:value-type="float">
            <text:p>1019563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251348" calcext:value-type="float">
            <text:p>251348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34057" calcext:value-type="float">
            <text:p>234057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36341" calcext:value-type="float">
            <text:p>236341</text:p>
          </table:table-cell>
          <table:table-cell office:value-type="string" calcext:value-type="string">
            <text:p>Lava Holes</text:p>
          </table:table-cell>
          <table:table-cell table:number-columns-repeated="6"/>
        </table:table-row>
        <table:table-row table:style-name="ro1">
          <table:table-cell office:value-type="float" office:value="511742" calcext:value-type="float">
            <text:p>511742</text:p>
          </table:table-cell>
          <table:table-cell office:value-type="string" calcext:value-type="string">
            <text:p>Lava Floor</text:p>
          </table:table-cell>
          <table:table-cell table:number-columns-repeated="6"/>
        </table:table-row>
        <table:table-row table:style-name="ro1">
          <table:table-cell office:value-type="float" office:value="57952" calcext:value-type="float">
            <text:p>57952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51346" calcext:value-type="float">
            <text:p>51346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76685" calcext:value-type="float">
            <text:p>76685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68103" calcext:value-type="float">
            <text:p>6810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50307" calcext:value-type="float">
            <text:p>50307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52461" calcext:value-type="float">
            <text:p>52461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51001" calcext:value-type="float">
            <text:p>51001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52690" calcext:value-type="float">
            <text:p>52690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74770" calcext:value-type="float">
            <text:p>74770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6853" calcext:value-type="float">
            <text:p>4685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61127" calcext:value-type="float">
            <text:p>61127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09749" calcext:value-type="float">
            <text:p>10974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6991" calcext:value-type="float">
            <text:p>46991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70665" calcext:value-type="float">
            <text:p>70665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65794" calcext:value-type="float">
            <text:p>65794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0153" calcext:value-type="float">
            <text:p>30153</text:p>
          </table:table-cell>
          <table:table-cell office:value-type="string" calcext:value-type="string">
            <text:p>Loot</text:p>
          </table:table-cell>
          <table:table-cell table:number-columns-repeated="6"/>
        </table:table-row>
        <table:table-row table:style-name="ro1">
          <table:table-cell office:value-type="float" office:value="1538050" calcext:value-type="float">
            <text:p>1538050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546053" calcext:value-type="float">
            <text:p>1546053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445164" calcext:value-type="float">
            <text:p>1445164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377939" calcext:value-type="float">
            <text:p>377939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51285" calcext:value-type="float">
            <text:p>51285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52248" calcext:value-type="float">
            <text:p>52248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504864" calcext:value-type="float">
            <text:p>504864</text:p>
          </table:table-cell>
          <table:table-cell office:value-type="string" calcext:value-type="string">
            <text:p>Lava Holes</text:p>
          </table:table-cell>
          <table:table-cell table:number-columns-repeated="6"/>
        </table:table-row>
        <table:table-row table:style-name="ro1">
          <table:table-cell office:value-type="float" office:value="102867" calcext:value-type="float">
            <text:p>102867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59313" calcext:value-type="float">
            <text:p>5931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94768" calcext:value-type="float">
            <text:p>94768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6420175" calcext:value-type="float">
            <text:p>6420175</text:p>
          </table:table-cell>
          <table:table-cell office:value-type="string" calcext:value-type="string">
            <text:p>Large Tower</text:p>
          </table:table-cell>
          <table:table-cell table:number-columns-repeated="6"/>
        </table:table-row>
        <table:table-row table:style-name="ro1">
          <table:table-cell office:value-type="float" office:value="54360" calcext:value-type="float">
            <text:p>54360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9826" calcext:value-type="float">
            <text:p>49826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50170" calcext:value-type="float">
            <text:p>350170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66128" calcext:value-type="float">
            <text:p>366128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53432" calcext:value-type="float">
            <text:p>353432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72432" calcext:value-type="float">
            <text:p>372432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2404" calcext:value-type="float">
            <text:p>42404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2074" calcext:value-type="float">
            <text:p>42074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0924" calcext:value-type="float">
            <text:p>40924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3955" calcext:value-type="float">
            <text:p>43955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37326" calcext:value-type="float">
            <text:p>237326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30277" calcext:value-type="float">
            <text:p>230277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35047" calcext:value-type="float">
            <text:p>235047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42888" calcext:value-type="float">
            <text:p>242888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17103" calcext:value-type="float">
            <text:p>31710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8045" calcext:value-type="float">
            <text:p>48045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4633" calcext:value-type="float">
            <text:p>4463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9719" calcext:value-type="float">
            <text:p>4971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368255" calcext:value-type="float">
            <text:p>1368255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423656" calcext:value-type="float">
            <text:p>1423656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330824" calcext:value-type="float">
            <text:p>1330824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360035" calcext:value-type="float">
            <text:p>360035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76630" calcext:value-type="float">
            <text:p>376630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59519" calcext:value-type="float">
            <text:p>5951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67977" calcext:value-type="float">
            <text:p>167977</text:p>
          </table:table-cell>
          <table:table-cell office:value-type="string" calcext:value-type="string">
            <text:p>Water Holes</text:p>
          </table:table-cell>
          <table:table-cell table:number-columns-repeated="6"/>
        </table:table-row>
        <table:table-row table:style-name="ro1">
          <table:table-cell office:value-type="float" office:value="49506" calcext:value-type="float">
            <text:p>49506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61824" calcext:value-type="float">
            <text:p>361824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8951" calcext:value-type="float">
            <text:p>48951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50369" calcext:value-type="float">
            <text:p>5036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56333" calcext:value-type="float">
            <text:p>5633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50959" calcext:value-type="float">
            <text:p>5095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64733" calcext:value-type="float">
            <text:p>164733</text:p>
          </table:table-cell>
          <table:table-cell office:value-type="string" calcext:value-type="string">
            <text:p>Fountain Room</text:p>
          </table:table-cell>
          <table:table-cell table:number-columns-repeated="6"/>
        </table:table-row>
        <table:table-row table:style-name="ro1">
          <table:table-cell office:value-type="float" office:value="953127" calcext:value-type="float">
            <text:p>953127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88116" calcext:value-type="float">
            <text:p>88116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97290" calcext:value-type="float">
            <text:p>397290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55051" calcext:value-type="float">
            <text:p>355051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50032" calcext:value-type="float">
            <text:p>50032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86714" calcext:value-type="float">
            <text:p>186714</text:p>
          </table:table-cell>
          <table:table-cell office:value-type="string" calcext:value-type="string">
            <text:p>Lava Holes</text:p>
          </table:table-cell>
          <table:table-cell table:number-columns-repeated="6"/>
        </table:table-row>
        <table:table-row table:style-name="ro1">
          <table:table-cell office:value-type="float" office:value="292018" calcext:value-type="float">
            <text:p>292018</text:p>
          </table:table-cell>
          <table:table-cell office:value-type="string" calcext:value-type="string">
            <text:p>Lava Floor</text:p>
          </table:table-cell>
          <table:table-cell table:number-columns-repeated="6"/>
        </table:table-row>
        <table:table-row table:style-name="ro1">
          <table:table-cell office:value-type="float" office:value="366359" calcext:value-type="float">
            <text:p>366359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82472" calcext:value-type="float">
            <text:p>82472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7981" calcext:value-type="float">
            <text:p>47981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66792" calcext:value-type="float">
            <text:p>66792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61380" calcext:value-type="float">
            <text:p>61380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83435" calcext:value-type="float">
            <text:p>383435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9957" calcext:value-type="float">
            <text:p>49957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7988" calcext:value-type="float">
            <text:p>47988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56833" calcext:value-type="float">
            <text:p>35683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87778" calcext:value-type="float">
            <text:p>387778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5053354" calcext:value-type="float">
            <text:p>5053354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8612" calcext:value-type="float">
            <text:p>48612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63919" calcext:value-type="float">
            <text:p>63919</text:p>
          </table:table-cell>
          <table:table-cell office:value-type="string" calcext:value-type="string">
            <text:p>Pillar Room</text:p>
          </table:table-cell>
          <table:table-cell table:number-columns-repeated="6"/>
        </table:table-row>
        <table:table-row table:style-name="ro1">
          <table:table-cell office:value-type="float" office:value="45851" calcext:value-type="float">
            <text:p>45851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7469" calcext:value-type="float">
            <text:p>3746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23577" calcext:value-type="float">
            <text:p>323577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1780" calcext:value-type="float">
            <text:p>41780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44410" calcext:value-type="float">
            <text:p>144410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73853" calcext:value-type="float">
            <text:p>273853</text:p>
          </table:table-cell>
          <table:table-cell office:value-type="string" calcext:value-type="string">
            <text:p>Lava Floor</text:p>
          </table:table-cell>
          <table:table-cell table:number-columns-repeated="6"/>
        </table:table-row>
        <table:table-row table:style-name="ro1">
          <table:table-cell office:value-type="float" office:value="1388526" calcext:value-type="float">
            <text:p>1388526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975311" calcext:value-type="float">
            <text:p>975311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51029" calcext:value-type="float">
            <text:p>151029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3593" calcext:value-type="float">
            <text:p>4359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8223" calcext:value-type="float">
            <text:p>3822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7922" calcext:value-type="float">
            <text:p>37922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6764" calcext:value-type="float">
            <text:p>36764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2123" calcext:value-type="float">
            <text:p>4212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9065" calcext:value-type="float">
            <text:p>39065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48889" calcext:value-type="float">
            <text:p>148889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43115" calcext:value-type="float">
            <text:p>143115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55559" calcext:value-type="float">
            <text:p>5555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99332" calcext:value-type="float">
            <text:p>199332</text:p>
          </table:table-cell>
          <table:table-cell office:value-type="string" calcext:value-type="string">
            <text:p>Water Floor</text:p>
          </table:table-cell>
          <table:table-cell table:number-columns-repeated="6"/>
        </table:table-row>
        <table:table-row table:style-name="ro1">
          <table:table-cell office:value-type="float" office:value="1841489" calcext:value-type="float">
            <text:p>1841489</text:p>
          </table:table-cell>
          <table:table-cell office:value-type="string" calcext:value-type="string">
            <text:p>Large Tower</text:p>
          </table:table-cell>
          <table:table-cell table:number-columns-repeated="6"/>
        </table:table-row>
        <table:table-row table:style-name="ro1">
          <table:table-cell office:value-type="float" office:value="212149" calcext:value-type="float">
            <text:p>212149</text:p>
          </table:table-cell>
          <table:table-cell office:value-type="string" calcext:value-type="string">
            <text:p>Lava Parkour</text:p>
          </table:table-cell>
          <table:table-cell table:number-columns-repeated="6"/>
        </table:table-row>
        <table:table-row table:style-name="ro1">
          <table:table-cell office:value-type="float" office:value="228224" calcext:value-type="float">
            <text:p>228224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546656" calcext:value-type="float">
            <text:p>546656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98467" calcext:value-type="float">
            <text:p>498467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52071" calcext:value-type="float">
            <text:p>52071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64344" calcext:value-type="float">
            <text:p>264344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4159" calcext:value-type="float">
            <text:p>34159</text:p>
          </table:table-cell>
          <table:table-cell office:value-type="string" calcext:value-type="string">
            <text:p>Loot</text:p>
          </table:table-cell>
          <table:table-cell table:number-columns-repeated="6"/>
        </table:table-row>
        <table:table-row table:style-name="ro1">
          <table:table-cell office:value-type="float" office:value="51962" calcext:value-type="float">
            <text:p>51962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506503" calcext:value-type="float">
            <text:p>50650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53864" calcext:value-type="float">
            <text:p>53864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67733" calcext:value-type="float">
            <text:p>6773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603934" calcext:value-type="float">
            <text:p>603934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01454" calcext:value-type="float">
            <text:p>401454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36164" calcext:value-type="float">
            <text:p>236164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23113" calcext:value-type="float">
            <text:p>22311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62451" calcext:value-type="float">
            <text:p>62451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75465" calcext:value-type="float">
            <text:p>75465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62138" calcext:value-type="float">
            <text:p>62138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24506" calcext:value-type="float">
            <text:p>224506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84138" calcext:value-type="float">
            <text:p>184138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5441" calcext:value-type="float">
            <text:p>45441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48621" calcext:value-type="float">
            <text:p>248621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370759" calcext:value-type="float">
            <text:p>1370759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240481" calcext:value-type="float">
            <text:p>240481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9395" calcext:value-type="float">
            <text:p>49395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86100" calcext:value-type="float">
            <text:p>286100</text:p>
          </table:table-cell>
          <table:table-cell office:value-type="string" calcext:value-type="string">
            <text:p>Lava Floor</text:p>
          </table:table-cell>
          <table:table-cell table:number-columns-repeated="6"/>
        </table:table-row>
        <table:table-row table:style-name="ro1">
          <table:table-cell office:value-type="float" office:value="55664" calcext:value-type="float">
            <text:p>55664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02599" calcext:value-type="float">
            <text:p>102599</text:p>
          </table:table-cell>
          <table:table-cell office:value-type="string" calcext:value-type="string">
            <text:p>Pillar Room</text:p>
          </table:table-cell>
          <table:table-cell table:number-columns-repeated="6"/>
        </table:table-row>
        <table:table-row table:style-name="ro1">
          <table:table-cell office:value-type="float" office:value="155698" calcext:value-type="float">
            <text:p>155698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52530" calcext:value-type="float">
            <text:p>52530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9983" calcext:value-type="float">
            <text:p>4998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7758" calcext:value-type="float">
            <text:p>47758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52230" calcext:value-type="float">
            <text:p>52230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6532" calcext:value-type="float">
            <text:p>46532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293560" calcext:value-type="float">
            <text:p>4293560</text:p>
          </table:table-cell>
          <table:table-cell office:value-type="string" calcext:value-type="string">
            <text:p>Water Floor</text:p>
          </table:table-cell>
          <table:table-cell table:number-columns-repeated="6"/>
        </table:table-row>
        <table:table-row table:style-name="ro1">
          <table:table-cell office:value-type="float" office:value="51724" calcext:value-type="float">
            <text:p>51724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72929" calcext:value-type="float">
            <text:p>7292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45023" calcext:value-type="float">
            <text:p>24502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53849" calcext:value-type="float">
            <text:p>253849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44440" calcext:value-type="float">
            <text:p>244440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813840" calcext:value-type="float">
            <text:p>1813840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330318" calcext:value-type="float">
            <text:p>1330318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227368" calcext:value-type="float">
            <text:p>227368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60178" calcext:value-type="float">
            <text:p>360178</text:p>
          </table:table-cell>
          <table:table-cell office:value-type="string" calcext:value-type="string">
            <text:p>Lava Parkour</text:p>
          </table:table-cell>
          <table:table-cell table:number-columns-repeated="6"/>
        </table:table-row>
        <table:table-row table:style-name="ro1">
          <table:table-cell office:value-type="float" office:value="45394" calcext:value-type="float">
            <text:p>45394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46967" calcext:value-type="float">
            <text:p>246967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55718" calcext:value-type="float">
            <text:p>155718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00449" calcext:value-type="float">
            <text:p>300449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121210" calcext:value-type="float">
            <text:p>2121210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47873" calcext:value-type="float">
            <text:p>14787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55574" calcext:value-type="float">
            <text:p>55574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47404" calcext:value-type="float">
            <text:p>147404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883026" calcext:value-type="float">
            <text:p>883026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37362" calcext:value-type="float">
            <text:p>37362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383908" calcext:value-type="float">
            <text:p>1383908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55579" calcext:value-type="float">
            <text:p>155579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45967" calcext:value-type="float">
            <text:p>145967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51270" calcext:value-type="float">
            <text:p>51270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8491" calcext:value-type="float">
            <text:p>48491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46016" calcext:value-type="float">
            <text:p>246016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396488" calcext:value-type="float">
            <text:p>1396488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509094" calcext:value-type="float">
            <text:p>1509094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389626" calcext:value-type="float">
            <text:p>1389626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632752" calcext:value-type="float">
            <text:p>1632752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906696" calcext:value-type="float">
            <text:p>906696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887811" calcext:value-type="float">
            <text:p>887811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900248" calcext:value-type="float">
            <text:p>900248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865841" calcext:value-type="float">
            <text:p>865841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404864" calcext:value-type="float">
            <text:p>1404864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368817" calcext:value-type="float">
            <text:p>1368817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437359" calcext:value-type="float">
            <text:p>1437359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436706" calcext:value-type="float">
            <text:p>1436706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299553" calcext:value-type="float">
            <text:p>1299553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343810" calcext:value-type="float">
            <text:p>1343810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324437" calcext:value-type="float">
            <text:p>1324437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292379" calcext:value-type="float">
            <text:p>1292379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54566" calcext:value-type="float">
            <text:p>54566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63419" calcext:value-type="float">
            <text:p>6341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36634" calcext:value-type="float">
            <text:p>236634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5492" calcext:value-type="float">
            <text:p>45492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22550" calcext:value-type="float">
            <text:p>222550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31162" calcext:value-type="float">
            <text:p>231162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27763" calcext:value-type="float">
            <text:p>22776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string" calcext:value-type="string">
            <text:p>Spawner Room</text:p>
          </table:table-cell>
          <table:table-cell table:number-columns-repeated="6"/>
        </table:table-row>
        <table:table-row table:style-name="ro1">
          <table:table-cell office:value-type="float" office:value="52549" calcext:value-type="float">
            <text:p>5254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75416" calcext:value-type="float">
            <text:p>75416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31753" calcext:value-type="float">
            <text:p>23175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208028" calcext:value-type="float">
            <text:p>1208028</text:p>
          </table:table-cell>
          <table:table-cell office:value-type="string" calcext:value-type="string">
            <text:p>Large Tower</text:p>
          </table:table-cell>
          <table:table-cell table:number-columns-repeated="6"/>
        </table:table-row>
        <table:table-row table:style-name="ro1">
          <table:table-cell office:value-type="float" office:value="262578" calcext:value-type="float">
            <text:p>262578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35045" calcext:value-type="float">
            <text:p>235045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31893" calcext:value-type="float">
            <text:p>23189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41199" calcext:value-type="float">
            <text:p>241199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59409" calcext:value-type="float">
            <text:p>359409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13383" calcext:value-type="float">
            <text:p>21338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7986" calcext:value-type="float">
            <text:p>47986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7276" calcext:value-type="float">
            <text:p>47276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6181" calcext:value-type="float">
            <text:p>46181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4131" calcext:value-type="float">
            <text:p>44131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5817" calcext:value-type="float">
            <text:p>45817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4248" calcext:value-type="float">
            <text:p>44248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63309" calcext:value-type="float">
            <text:p>6330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4078" calcext:value-type="float">
            <text:p>44078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4705" calcext:value-type="float">
            <text:p>44705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51060" calcext:value-type="float">
            <text:p>151060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43968" calcext:value-type="float">
            <text:p>143968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8154" calcext:value-type="float">
            <text:p>38154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Spawner Room</text:p>
          </table:table-cell>
          <table:table-cell table:number-columns-repeated="6"/>
        </table:table-row>
        <table:table-row table:style-name="ro1">
          <table:table-cell office:value-type="float" office:value="144385" calcext:value-type="float">
            <text:p>144385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890379" calcext:value-type="float">
            <text:p>890379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38477" calcext:value-type="float">
            <text:p>38477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923038" calcext:value-type="float">
            <text:p>923038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789836" calcext:value-type="float">
            <text:p>1789836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263643" calcext:value-type="float">
            <text:p>26364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267781" calcext:value-type="float">
            <text:p>1267781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469038" calcext:value-type="float">
            <text:p>1469038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74825" calcext:value-type="float">
            <text:p>74825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52447" calcext:value-type="float">
            <text:p>52447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46169" calcext:value-type="float">
            <text:p>146169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7542" calcext:value-type="float">
            <text:p>47542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274234" calcext:value-type="float">
            <text:p>1274234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295285" calcext:value-type="float">
            <text:p>1295285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197756" calcext:value-type="float">
            <text:p>1197756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242793" calcext:value-type="float">
            <text:p>1242793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475732" calcext:value-type="float">
            <text:p>1475732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858795" calcext:value-type="float">
            <text:p>858795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95657" calcext:value-type="float">
            <text:p>195657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8626" calcext:value-type="float">
            <text:p>38626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16749" calcext:value-type="float">
            <text:p>216749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19690" calcext:value-type="float">
            <text:p>219690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948032" calcext:value-type="float">
            <text:p>1948032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89466" calcext:value-type="float">
            <text:p>189466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45909" calcext:value-type="float">
            <text:p>145909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45389" calcext:value-type="float">
            <text:p>145389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34863" calcext:value-type="float">
            <text:p>134863</text:p>
          </table:table-cell>
          <table:table-cell office:value-type="string" calcext:value-type="string">
            <text:p>Enchantment Shr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5 chunkZ</text:p>
          </table:table-cell>
          <table:table-cell office:value-type="string" calcext:value-type="string">
            <text:p>52 x</text:p>
          </table:table-cell>
          <table:table-cell table:number-columns-repeated="4"/>
          <table:table-cell office:value-type="string" calcext:value-type="string">
            <text:p>0 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103" calcext:value-type="float">
            <text:p>5110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4286" calcext:value-type="float">
            <text:p>44286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48391" calcext:value-type="float">
            <text:p>148391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38538" calcext:value-type="float">
            <text:p>138538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50771" calcext:value-type="float">
            <text:p>50771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15293" calcext:value-type="float">
            <text:p>315293</text:p>
          </table:table-cell>
          <table:table-cell office:value-type="string" calcext:value-type="string">
            <text:p>Lava Holes</text:p>
          </table:table-cell>
          <table:table-cell table:number-columns-repeated="6"/>
        </table:table-row>
        <table:table-row table:style-name="ro1">
          <table:table-cell office:value-type="float" office:value="630498" calcext:value-type="float">
            <text:p>630498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67496" calcext:value-type="float">
            <text:p>67496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04349" calcext:value-type="float">
            <text:p>304349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9772" calcext:value-type="float">
            <text:p>49772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29271" calcext:value-type="float">
            <text:p>229271</text:p>
          </table:table-cell>
          <table:table-cell office:value-type="string" calcext:value-type="string">
            <text:p>Fountain Room</text:p>
          </table:table-cell>
          <table:table-cell table:number-columns-repeated="6"/>
        </table:table-row>
        <table:table-row table:style-name="ro1">
          <table:table-cell office:value-type="float" office:value="295253" calcext:value-type="float">
            <text:p>29525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74778" calcext:value-type="float">
            <text:p>274778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9303" calcext:value-type="float">
            <text:p>4930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42371" calcext:value-type="float">
            <text:p>342371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93290" calcext:value-type="float">
            <text:p>293290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87529" calcext:value-type="float">
            <text:p>8752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9251" calcext:value-type="float">
            <text:p>49251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6755" calcext:value-type="float">
            <text:p>46755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35588" calcext:value-type="float">
            <text:p>135588</text:p>
          </table:table-cell>
          <table:table-cell office:value-type="string" calcext:value-type="string">
            <text:p>Fountain Room</text:p>
          </table:table-cell>
          <table:table-cell table:number-columns-repeated="6"/>
        </table:table-row>
        <table:table-row table:style-name="ro1">
          <table:table-cell office:value-type="float" office:value="257587" calcext:value-type="float">
            <text:p>257587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63570" calcext:value-type="float">
            <text:p>63570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52594" calcext:value-type="float">
            <text:p>52594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03379" calcext:value-type="float">
            <text:p>303379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55401" calcext:value-type="float">
            <text:p>155401</text:p>
          </table:table-cell>
          <table:table-cell office:value-type="string" calcext:value-type="string">
            <text:p>Fountain Room</text:p>
          </table:table-cell>
          <table:table-cell table:number-columns-repeated="6"/>
        </table:table-row>
        <table:table-row table:style-name="ro1">
          <table:table-cell office:value-type="float" office:value="52159" calcext:value-type="float">
            <text:p>5215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68897" calcext:value-type="float">
            <text:p>368897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93273" calcext:value-type="float">
            <text:p>293273</text:p>
          </table:table-cell>
          <table:table-cell office:value-type="string" calcext:value-type="string">
            <text:p>Water Floor</text:p>
          </table:table-cell>
          <table:table-cell table:number-columns-repeated="6"/>
        </table:table-row>
        <table:table-row table:style-name="ro1">
          <table:table-cell office:value-type="float" office:value="72962" calcext:value-type="float">
            <text:p>72962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53943" calcext:value-type="float">
            <text:p>25394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37401" calcext:value-type="float">
            <text:p>137401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6019" calcext:value-type="float">
            <text:p>4601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42583" calcext:value-type="float">
            <text:p>142583</text:p>
          </table:table-cell>
          <table:table-cell office:value-type="string" calcext:value-type="string">
            <text:p>Lava Holes</text:p>
          </table:table-cell>
          <table:table-cell table:number-columns-repeated="6"/>
        </table:table-row>
        <table:table-row table:style-name="ro1">
          <table:table-cell office:value-type="float" office:value="35949" calcext:value-type="float">
            <text:p>3594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53591" calcext:value-type="float">
            <text:p>53591</text:p>
          </table:table-cell>
          <table:table-cell office:value-type="string" calcext:value-type="string">
            <text:p>Pillar Room</text:p>
          </table:table-cell>
          <table:table-cell table:number-columns-repeated="6"/>
        </table:table-row>
        <table:table-row table:style-name="ro1">
          <table:table-cell office:value-type="float" office:value="35138" calcext:value-type="float">
            <text:p>35138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74936" calcext:value-type="float">
            <text:p>74936</text:p>
          </table:table-cell>
          <table:table-cell office:value-type="string" calcext:value-type="string">
            <text:p>Pillar Room</text:p>
          </table:table-cell>
          <table:table-cell table:number-columns-repeated="6"/>
        </table:table-row>
        <table:table-row table:style-name="ro1">
          <table:table-cell office:value-type="float" office:value="235580" calcext:value-type="float">
            <text:p>235580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71011" calcext:value-type="float">
            <text:p>271011</text:p>
          </table:table-cell>
          <table:table-cell office:value-type="string" calcext:value-type="string">
            <text:p>Lava Floor</text:p>
          </table:table-cell>
          <table:table-cell table:number-columns-repeated="6"/>
        </table:table-row>
        <table:table-row table:style-name="ro1">
          <table:table-cell office:value-type="float" office:value="44120" calcext:value-type="float">
            <text:p>44120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44880" calcext:value-type="float">
            <text:p>244880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7840" calcext:value-type="float">
            <text:p>37840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5390" calcext:value-type="float">
            <text:p>35390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9280" calcext:value-type="float">
            <text:p>39280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3287" calcext:value-type="float">
            <text:p>33287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54148" calcext:value-type="float">
            <text:p>154148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5399" calcext:value-type="float">
            <text:p>4539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44770" calcext:value-type="float">
            <text:p>144770</text:p>
          </table:table-cell>
          <table:table-cell office:value-type="string" calcext:value-type="string">
            <text:p>Enchantment Shrine</text:p>
          </table:table-cell>
          <table:table-cell table:number-columns-repeated="6"/>
        </table:table-row>
        <table:table-row table:style-name="ro1">
          <table:table-cell office:value-type="float" office:value="240647" calcext:value-type="float">
            <text:p>240647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39861" calcext:value-type="float">
            <text:p>239861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44496" calcext:value-type="float">
            <text:p>244496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4324" calcext:value-type="float">
            <text:p>44324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5324" calcext:value-type="float">
            <text:p>45324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4083" calcext:value-type="float">
            <text:p>4408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48697" calcext:value-type="float">
            <text:p>248697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47140" calcext:value-type="float">
            <text:p>247140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3783" calcext:value-type="float">
            <text:p>4378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Spawner Room</text:p>
          </table:table-cell>
          <table:table-cell table:number-columns-repeated="6"/>
        </table:table-row>
        <table:table-row table:style-name="ro1">
          <table:table-cell office:value-type="float" office:value="254867" calcext:value-type="float">
            <text:p>254867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85528" calcext:value-type="float">
            <text:p>85528</text:p>
          </table:table-cell>
          <table:table-cell office:value-type="string" calcext:value-type="string">
            <text:p>Fountain Room</text:p>
          </table:table-cell>
          <table:table-cell table:number-columns-repeated="6"/>
        </table:table-row>
        <table:table-row table:style-name="ro1">
          <table:table-cell office:value-type="float" office:value="37220" calcext:value-type="float">
            <text:p>37220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1471" calcext:value-type="float">
            <text:p>41471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1045" calcext:value-type="float">
            <text:p>31045</text:p>
          </table:table-cell>
          <table:table-cell office:value-type="string" calcext:value-type="string">
            <text:p>Loot</text:p>
          </table:table-cell>
          <table:table-cell table:number-columns-repeated="6"/>
        </table:table-row>
        <table:table-row table:style-name="ro1">
          <table:table-cell office:value-type="float" office:value="39436" calcext:value-type="float">
            <text:p>39436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Spawner Room</text:p>
          </table:table-cell>
          <table:table-cell table:number-columns-repeated="6"/>
        </table:table-row>
        <table:table-row table:style-name="ro1">
          <table:table-cell office:value-type="float" office:value="298394" calcext:value-type="float">
            <text:p>298394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0087" calcext:value-type="float">
            <text:p>40087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239400" calcext:value-type="float">
            <text:p>2239400</text:p>
          </table:table-cell>
          <table:table-cell office:value-type="string" calcext:value-type="string">
            <text:p>Stone Mine</text:p>
          </table:table-cell>
          <table:table-cell table:number-columns-repeated="6"/>
        </table:table-row>
        <table:table-row table:style-name="ro1">
          <table:table-cell office:value-type="float" office:value="43949" calcext:value-type="float">
            <text:p>4394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2440" calcext:value-type="float">
            <text:p>42440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4581" calcext:value-type="float">
            <text:p>44581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69881" calcext:value-type="float">
            <text:p>169881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55609" calcext:value-type="float">
            <text:p>155609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5309" calcext:value-type="float">
            <text:p>3530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12467" calcext:value-type="float">
            <text:p>112467</text:p>
          </table:table-cell>
          <table:table-cell office:value-type="string" calcext:value-type="string">
            <text:p>Lava Holes</text:p>
          </table:table-cell>
          <table:table-cell table:number-columns-repeated="6"/>
        </table:table-row>
        <table:table-row table:style-name="ro1">
          <table:table-cell office:value-type="float" office:value="169678" calcext:value-type="float">
            <text:p>169678</text:p>
          </table:table-cell>
          <table:table-cell office:value-type="string" calcext:value-type="string">
            <text:p>Lava Floor</text:p>
          </table:table-cell>
          <table:table-cell table:number-columns-repeated="6"/>
        </table:table-row>
        <table:table-row table:style-name="ro1">
          <table:table-cell office:value-type="float" office:value="156123" calcext:value-type="float">
            <text:p>15612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09435" calcext:value-type="float">
            <text:p>209435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1926" calcext:value-type="float">
            <text:p>41926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49152" calcext:value-type="float">
            <text:p>249152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4082" calcext:value-type="float">
            <text:p>44082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39915" calcext:value-type="float">
            <text:p>439915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1693" calcext:value-type="float">
            <text:p>4169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3901" calcext:value-type="float">
            <text:p>43901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329364" calcext:value-type="float">
            <text:p>1329364</text:p>
          </table:table-cell>
          <table:table-cell office:value-type="string" calcext:value-type="string">
            <text:p>Stone Mine</text:p>
          </table:table-cell>
          <table:table-cell table:number-columns-repeated="6"/>
        </table:table-row>
        <table:table-row table:style-name="ro1">
          <table:table-cell office:value-type="float" office:value="43113" calcext:value-type="float">
            <text:p>4311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71290" calcext:value-type="float">
            <text:p>171290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49436" calcext:value-type="float">
            <text:p>149436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42616" calcext:value-type="float">
            <text:p>142616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4801" calcext:value-type="float">
            <text:p>44801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51420" calcext:value-type="float">
            <text:p>251420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30297" calcext:value-type="float">
            <text:p>230297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65184" calcext:value-type="float">
            <text:p>265184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46199" calcext:value-type="float">
            <text:p>246199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559393" calcext:value-type="float">
            <text:p>55939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86555" calcext:value-type="float">
            <text:p>286555</text:p>
          </table:table-cell>
          <table:table-cell office:value-type="string" calcext:value-type="string">
            <text:p>Lava Floor</text:p>
          </table:table-cell>
          <table:table-cell table:number-columns-repeated="6"/>
        </table:table-row>
        <table:table-row table:style-name="ro1">
          <table:table-cell office:value-type="float" office:value="225946" calcext:value-type="float">
            <text:p>225946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85497" calcext:value-type="float">
            <text:p>285497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16729" calcext:value-type="float">
            <text:p>216729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5915" calcext:value-type="float">
            <text:p>45915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47978" calcext:value-type="float">
            <text:p>247978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56192" calcext:value-type="float">
            <text:p>256192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71231" calcext:value-type="float">
            <text:p>271231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55061" calcext:value-type="float">
            <text:p>255061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54405" calcext:value-type="float">
            <text:p>254405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3363" calcext:value-type="float">
            <text:p>4336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1506" calcext:value-type="float">
            <text:p>41506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1658" calcext:value-type="float">
            <text:p>41658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52801" calcext:value-type="float">
            <text:p>252801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45910" calcext:value-type="float">
            <text:p>245910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52681" calcext:value-type="float">
            <text:p>252681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63036" calcext:value-type="float">
            <text:p>263036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50196" calcext:value-type="float">
            <text:p>250196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44523" calcext:value-type="float">
            <text:p>24452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86105" calcext:value-type="float">
            <text:p>286105</text:p>
          </table:table-cell>
          <table:table-cell office:value-type="string" calcext:value-type="string">
            <text:p>Water Floor</text:p>
          </table:table-cell>
          <table:table-cell table:number-columns-repeated="6"/>
        </table:table-row>
        <table:table-row table:style-name="ro1">
          <table:table-cell office:value-type="float" office:value="118851" calcext:value-type="float">
            <text:p>118851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1065" calcext:value-type="float">
            <text:p>41065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3978" calcext:value-type="float">
            <text:p>43978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41008" calcext:value-type="float">
            <text:p>241008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59304" calcext:value-type="float">
            <text:p>259304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39587" calcext:value-type="float">
            <text:p>239587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27596" calcext:value-type="float">
            <text:p>427596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39206" calcext:value-type="float">
            <text:p>239206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7053" calcext:value-type="float">
            <text:p>4705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6442" calcext:value-type="float">
            <text:p>36442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5353" calcext:value-type="float">
            <text:p>3535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58633" calcext:value-type="float">
            <text:p>15863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6094" calcext:value-type="float">
            <text:p>46094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45666" calcext:value-type="float">
            <text:p>245666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7822" calcext:value-type="float">
            <text:p>37822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2696" calcext:value-type="float">
            <text:p>42696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7674" calcext:value-type="float">
            <text:p>37674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33337" calcext:value-type="float">
            <text:p>233337</text:p>
          </table:table-cell>
          <table:table-cell office:value-type="string" calcext:value-type="string">
            <text:p>Lava Parkour</text:p>
          </table:table-cell>
          <table:table-cell table:number-columns-repeated="6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Spawner Room</text:p>
          </table:table-cell>
          <table:table-cell table:number-columns-repeated="6"/>
        </table:table-row>
        <table:table-row table:style-name="ro1">
          <table:table-cell office:value-type="float" office:value="83019" calcext:value-type="float">
            <text:p>83019</text:p>
          </table:table-cell>
          <table:table-cell office:value-type="string" calcext:value-type="string">
            <text:p>Pillar Room</text:p>
          </table:table-cell>
          <table:table-cell table:number-columns-repeated="6"/>
        </table:table-row>
        <table:table-row table:style-name="ro1">
          <table:table-cell office:value-type="float" office:value="136330" calcext:value-type="float">
            <text:p>136330</text:p>
          </table:table-cell>
          <table:table-cell office:value-type="string" calcext:value-type="string">
            <text:p>Fountain Room</text:p>
          </table:table-cell>
          <table:table-cell table:number-columns-repeated="6"/>
        </table:table-row>
        <table:table-row table:style-name="ro1">
          <table:table-cell office:value-type="float" office:value="44715" calcext:value-type="float">
            <text:p>44715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0267" calcext:value-type="float">
            <text:p>40267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52709" calcext:value-type="float">
            <text:p>252709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39772" calcext:value-type="float">
            <text:p>239772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40033" calcext:value-type="float">
            <text:p>24003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43155" calcext:value-type="float">
            <text:p>243155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48024" calcext:value-type="float">
            <text:p>248024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2219" calcext:value-type="float">
            <text:p>4221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5202" calcext:value-type="float">
            <text:p>45202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1983" calcext:value-type="float">
            <text:p>4198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5086" calcext:value-type="float">
            <text:p>35086</text:p>
          </table:table-cell>
          <table:table-cell office:value-type="string" calcext:value-type="string">
            <text:p>Loot</text:p>
          </table:table-cell>
          <table:table-cell table:number-columns-repeated="6"/>
        </table:table-row>
        <table:table-row table:style-name="ro1">
          <table:table-cell office:value-type="float" office:value="37072" calcext:value-type="float">
            <text:p>37072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2984" calcext:value-type="float">
            <text:p>32984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2226" calcext:value-type="float">
            <text:p>32226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8250" calcext:value-type="float">
            <text:p>38250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6898" calcext:value-type="float">
            <text:p>36898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69482" calcext:value-type="float">
            <text:p>169482</text:p>
          </table:table-cell>
          <table:table-cell office:value-type="string" calcext:value-type="string">
            <text:p>Large Tower</text:p>
          </table:table-cell>
          <table:table-cell table:number-columns-repeated="6"/>
        </table:table-row>
        <table:table-row table:style-name="ro1">
          <table:table-cell office:value-type="float" office:value="97769" calcext:value-type="float">
            <text:p>97769</text:p>
          </table:table-cell>
          <table:table-cell office:value-type="string" calcext:value-type="string">
            <text:p>Pillar Room</text:p>
          </table:table-cell>
          <table:table-cell table:number-columns-repeated="6"/>
        </table:table-row>
        <table:table-row table:style-name="ro1">
          <table:table-cell office:value-type="float" office:value="119790" calcext:value-type="float">
            <text:p>119790</text:p>
          </table:table-cell>
          <table:table-cell office:value-type="string" calcext:value-type="string">
            <text:p>Enchantment Shrine</text:p>
          </table:table-cell>
          <table:table-cell table:number-columns-repeated="6"/>
        </table:table-row>
        <table:table-row table:style-name="ro1">
          <table:table-cell office:value-type="float" office:value="20932" calcext:value-type="float">
            <text:p>20932</text:p>
          </table:table-cell>
          <table:table-cell office:value-type="string" calcext:value-type="string">
            <text:p>Loot</text:p>
          </table:table-cell>
          <table:table-cell table:number-columns-repeated="6"/>
        </table:table-row>
        <table:table-row table:style-name="ro1">
          <table:table-cell office:value-type="float" office:value="45704" calcext:value-type="float">
            <text:p>45704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5287" calcext:value-type="float">
            <text:p>45287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0748" calcext:value-type="float">
            <text:p>40748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8534" calcext:value-type="float">
            <text:p>38534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78115" calcext:value-type="float">
            <text:p>278115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5115" calcext:value-type="float">
            <text:p>45115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93604" calcext:value-type="float">
            <text:p>293604</text:p>
          </table:table-cell>
          <table:table-cell office:value-type="string" calcext:value-type="string">
            <text:p>Lava Floor</text:p>
          </table:table-cell>
          <table:table-cell table:number-columns-repeated="6"/>
        </table:table-row>
        <table:table-row table:style-name="ro1">
          <table:table-cell office:value-type="float" office:value="44980" calcext:value-type="float">
            <text:p>44980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6811" calcext:value-type="float">
            <text:p>46811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6838" calcext:value-type="float">
            <text:p>46838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5407" calcext:value-type="float">
            <text:p>45407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4482" calcext:value-type="float">
            <text:p>44482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2741" calcext:value-type="float">
            <text:p>42741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7021" calcext:value-type="float">
            <text:p>47021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4453" calcext:value-type="float">
            <text:p>4445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1866" calcext:value-type="float">
            <text:p>41866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4202" calcext:value-type="float">
            <text:p>44202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46163" calcext:value-type="float">
            <text:p>24616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43677" calcext:value-type="float">
            <text:p>243677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38004" calcext:value-type="float">
            <text:p>338004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4585" calcext:value-type="float">
            <text:p>44585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2196" calcext:value-type="float">
            <text:p>42196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39894" calcext:value-type="float">
            <text:p>239894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73138" calcext:value-type="float">
            <text:p>273138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59105" calcext:value-type="float">
            <text:p>259105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48994" calcext:value-type="float">
            <text:p>148994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56536" calcext:value-type="float">
            <text:p>156536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5381" calcext:value-type="float">
            <text:p>35381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64417" calcext:value-type="float">
            <text:p>164417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52726" calcext:value-type="float">
            <text:p>52726</text:p>
          </table:table-cell>
          <table:table-cell office:value-type="string" calcext:value-type="string">
            <text:p>Pillar Room</text:p>
          </table:table-cell>
          <table:table-cell table:number-columns-repeated="6"/>
        </table:table-row>
        <table:table-row table:style-name="ro1">
          <table:table-cell office:value-type="float" office:value="142132" calcext:value-type="float">
            <text:p>142132</text:p>
          </table:table-cell>
          <table:table-cell office:value-type="string" calcext:value-type="string">
            <text:p>Lava Floor</text:p>
          </table:table-cell>
          <table:table-cell table:number-columns-repeated="6"/>
        </table:table-row>
        <table:table-row table:style-name="ro1">
          <table:table-cell office:value-type="float" office:value="38078" calcext:value-type="float">
            <text:p>38078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91660" calcext:value-type="float">
            <text:p>191660</text:p>
          </table:table-cell>
          <table:table-cell office:value-type="string" calcext:value-type="string">
            <text:p>Lava Floor</text:p>
          </table:table-cell>
          <table:table-cell table:number-columns-repeated="6"/>
        </table:table-row>
        <table:table-row table:style-name="ro1">
          <table:table-cell office:value-type="float" office:value="49052" calcext:value-type="float">
            <text:p>49052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7131" calcext:value-type="float">
            <text:p>37131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96823" calcext:value-type="float">
            <text:p>19682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6956" calcext:value-type="float">
            <text:p>36956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34106" calcext:value-type="float">
            <text:p>234106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52818" calcext:value-type="float">
            <text:p>52818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45232" calcext:value-type="float">
            <text:p>245232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71629" calcext:value-type="float">
            <text:p>171629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62276" calcext:value-type="float">
            <text:p>162276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6098" calcext:value-type="float">
            <text:p>46098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4552" calcext:value-type="float">
            <text:p>44552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52747" calcext:value-type="float">
            <text:p>52747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7140" calcext:value-type="float">
            <text:p>47140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78396" calcext:value-type="float">
            <text:p>78396</text:p>
          </table:table-cell>
          <table:table-cell office:value-type="string" calcext:value-type="string">
            <text:p>Pillar Room</text:p>
          </table:table-cell>
          <table:table-cell table:number-columns-repeated="6"/>
        </table:table-row>
        <table:table-row table:style-name="ro1">
          <table:table-cell office:value-type="float" office:value="257055" calcext:value-type="float">
            <text:p>257055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60161" calcext:value-type="float">
            <text:p>260161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80202" calcext:value-type="float">
            <text:p>280202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6382" calcext:value-type="float">
            <text:p>46382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6429" calcext:value-type="float">
            <text:p>4642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8753" calcext:value-type="float">
            <text:p>4875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09956" calcext:value-type="float">
            <text:p>309956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6069" calcext:value-type="float">
            <text:p>4606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57806" calcext:value-type="float">
            <text:p>57806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55189" calcext:value-type="float">
            <text:p>255189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7358" calcext:value-type="float">
            <text:p>37358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54715" calcext:value-type="float">
            <text:p>254715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280823" calcext:value-type="float">
            <text:p>1280823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3849545" calcext:value-type="float">
            <text:p>3849545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255123" calcext:value-type="float">
            <text:p>25512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45823" calcext:value-type="float">
            <text:p>24582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40928" calcext:value-type="float">
            <text:p>240928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56856" calcext:value-type="float">
            <text:p>156856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73422" calcext:value-type="float">
            <text:p>173422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985472" calcext:value-type="float">
            <text:p>985472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256958" calcext:value-type="float">
            <text:p>256958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980582" calcext:value-type="float">
            <text:p>980582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37146" calcext:value-type="float">
            <text:p>37146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34798" calcext:value-type="float">
            <text:p>234798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7641" calcext:value-type="float">
            <text:p>37641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49003" calcext:value-type="float">
            <text:p>14900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42083" calcext:value-type="float">
            <text:p>14208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41217" calcext:value-type="float">
            <text:p>141217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41442" calcext:value-type="float">
            <text:p>141442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4654" calcext:value-type="float">
            <text:p>34654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46418" calcext:value-type="float">
            <text:p>146418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43353" calcext:value-type="float">
            <text:p>24335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6351" calcext:value-type="float">
            <text:p>46351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55373" calcext:value-type="float">
            <text:p>15537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46775" calcext:value-type="float">
            <text:p>246775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7099" calcext:value-type="float">
            <text:p>4709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47344" calcext:value-type="float">
            <text:p>247344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8249" calcext:value-type="float">
            <text:p>3824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55749" calcext:value-type="float">
            <text:p>155749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85070" calcext:value-type="float">
            <text:p>85070</text:p>
          </table:table-cell>
          <table:table-cell office:value-type="string" calcext:value-type="string">
            <text:p>Fountain Room</text:p>
          </table:table-cell>
          <table:table-cell table:number-columns-repeated="6"/>
        </table:table-row>
        <table:table-row table:style-name="ro1">
          <table:table-cell office:value-type="float" office:value="155361" calcext:value-type="float">
            <text:p>155361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68391" calcext:value-type="float">
            <text:p>68391</text:p>
          </table:table-cell>
          <table:table-cell office:value-type="string" calcext:value-type="string">
            <text:p>Pillar Room</text:p>
          </table:table-cell>
          <table:table-cell table:number-columns-repeated="6"/>
        </table:table-row>
        <table:table-row table:style-name="ro1">
          <table:table-cell office:value-type="float" office:value="44226" calcext:value-type="float">
            <text:p>44226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24913" calcext:value-type="float">
            <text:p>22491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51397" calcext:value-type="float">
            <text:p>151397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47187" calcext:value-type="float">
            <text:p>147187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53187" calcext:value-type="float">
            <text:p>153187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7905" calcext:value-type="float">
            <text:p>37905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82342" calcext:value-type="float">
            <text:p>82342</text:p>
          </table:table-cell>
          <table:table-cell office:value-type="string" calcext:value-type="string">
            <text:p>Fountain Room</text:p>
          </table:table-cell>
          <table:table-cell table:number-columns-repeated="6"/>
        </table:table-row>
        <table:table-row table:style-name="ro1">
          <table:table-cell office:value-type="float" office:value="35839" calcext:value-type="float">
            <text:p>3583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6376" calcext:value-type="float">
            <text:p>36376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8464" calcext:value-type="float">
            <text:p>38464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4815" calcext:value-type="float">
            <text:p>34815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6867" calcext:value-type="float">
            <text:p>46867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55074" calcext:value-type="float">
            <text:p>55074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1343" calcext:value-type="float">
            <text:p>4134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42394" calcext:value-type="float">
            <text:p>242394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94767" calcext:value-type="float">
            <text:p>294767</text:p>
          </table:table-cell>
          <table:table-cell office:value-type="string" calcext:value-type="string">
            <text:p>Water Floor</text:p>
          </table:table-cell>
          <table:table-cell table:number-columns-repeated="6"/>
        </table:table-row>
        <table:table-row table:style-name="ro1">
          <table:table-cell office:value-type="float" office:value="67922" calcext:value-type="float">
            <text:p>67922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72472" calcext:value-type="float">
            <text:p>72472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31999" calcext:value-type="float">
            <text:p>231999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259462" calcext:value-type="float">
            <text:p>1259462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237520" calcext:value-type="float">
            <text:p>1237520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802869" calcext:value-type="float">
            <text:p>802869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60434" calcext:value-type="float">
            <text:p>160434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50885" calcext:value-type="float">
            <text:p>150885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1331" calcext:value-type="float">
            <text:p>41331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3836" calcext:value-type="float">
            <text:p>43836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0764" calcext:value-type="float">
            <text:p>40764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24801" calcext:value-type="float">
            <text:p>224801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155262" calcext:value-type="float">
            <text:p>1155262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57344" calcext:value-type="float">
            <text:p>357344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44412" calcext:value-type="float">
            <text:p>244412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4873" calcext:value-type="float">
            <text:p>4487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48248" calcext:value-type="float">
            <text:p>248248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36775" calcext:value-type="float">
            <text:p>236775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53451" calcext:value-type="float">
            <text:p>253451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72813" calcext:value-type="float">
            <text:p>172813</text:p>
          </table:table-cell>
          <table:table-cell office:value-type="string" calcext:value-type="string">
            <text:p>Lava Holes</text:p>
          </table:table-cell>
          <table:table-cell table:number-columns-repeated="6"/>
        </table:table-row>
        <table:table-row table:style-name="ro1">
          <table:table-cell office:value-type="float" office:value="41489" calcext:value-type="float">
            <text:p>4148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55465" calcext:value-type="float">
            <text:p>155465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25052" calcext:value-type="float">
            <text:p>225052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70342" calcext:value-type="float">
            <text:p>270342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790682" calcext:value-type="float">
            <text:p>790682</text:p>
          </table:table-cell>
          <table:table-cell office:value-type="string" calcext:value-type="string">
            <text:p>Large Tower</text:p>
          </table:table-cell>
          <table:table-cell table:number-columns-repeated="6"/>
        </table:table-row>
        <table:table-row table:style-name="ro1">
          <table:table-cell office:value-type="float" office:value="151265" calcext:value-type="float">
            <text:p>151265</text:p>
          </table:table-cell>
          <table:table-cell office:value-type="string" calcext:value-type="string">
            <text:p>Lava Holes</text:p>
          </table:table-cell>
          <table:table-cell table:number-columns-repeated="6"/>
        </table:table-row>
        <table:table-row table:style-name="ro1">
          <table:table-cell office:value-type="float" office:value="153955" calcext:value-type="float">
            <text:p>153955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42129" calcext:value-type="float">
            <text:p>242129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61723" calcext:value-type="float">
            <text:p>46172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59007" calcext:value-type="float">
            <text:p>259007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6843" calcext:value-type="float">
            <text:p>4684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1849" calcext:value-type="float">
            <text:p>4184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48722" calcext:value-type="float">
            <text:p>248722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5695" calcext:value-type="float">
            <text:p>45695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49566" calcext:value-type="float">
            <text:p>149566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4437" calcext:value-type="float">
            <text:p>44437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65659" calcext:value-type="float">
            <text:p>165659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79506" calcext:value-type="float">
            <text:p>179506</text:p>
          </table:table-cell>
          <table:table-cell office:value-type="string" calcext:value-type="string">
            <text:p>Lava Holes</text:p>
          </table:table-cell>
          <table:table-cell table:number-columns-repeated="6"/>
        </table:table-row>
        <table:table-row table:style-name="ro1">
          <table:table-cell office:value-type="float" office:value="155494" calcext:value-type="float">
            <text:p>155494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82462" calcext:value-type="float">
            <text:p>182462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85358" calcext:value-type="float">
            <text:p>285358</text:p>
          </table:table-cell>
          <table:table-cell office:value-type="string" calcext:value-type="string">
            <text:p>Lava Floor</text:p>
          </table:table-cell>
          <table:table-cell table:number-columns-repeated="6"/>
        </table:table-row>
        <table:table-row table:style-name="ro1">
          <table:table-cell office:value-type="float" office:value="236245" calcext:value-type="float">
            <text:p>236245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2777" calcext:value-type="float">
            <text:p>42777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48313" calcext:value-type="float">
            <text:p>14831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5582" calcext:value-type="float">
            <text:p>35582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8194" calcext:value-type="float">
            <text:p>38194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97040" calcext:value-type="float">
            <text:p>197040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53600" calcext:value-type="float">
            <text:p>153600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41684" calcext:value-type="float">
            <text:p>141684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42458" calcext:value-type="float">
            <text:p>142458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9378" calcext:value-type="float">
            <text:p>19378</text:p>
          </table:table-cell>
          <table:table-cell office:value-type="string" calcext:value-type="string">
            <text:p>Loot</text:p>
          </table:table-cell>
          <table:table-cell table:number-columns-repeated="6"/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49656" calcext:value-type="float">
            <text:p>249656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44164" calcext:value-type="float">
            <text:p>244164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28336" calcext:value-type="float">
            <text:p>228336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6068" calcext:value-type="float">
            <text:p>46068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19461" calcext:value-type="float">
            <text:p>119461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1853" calcext:value-type="float">
            <text:p>4185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1528" calcext:value-type="float">
            <text:p>41528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69076" calcext:value-type="float">
            <text:p>69076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5847" calcext:value-type="float">
            <text:p>45847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50845" calcext:value-type="float">
            <text:p>250845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312836" calcext:value-type="float">
            <text:p>1312836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352904" calcext:value-type="float">
            <text:p>1352904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288814" calcext:value-type="float">
            <text:p>1288814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283381" calcext:value-type="float">
            <text:p>1283381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string" calcext:value-type="string">
            <text:p>Spawner Room</text:p>
          </table:table-cell>
          <table:table-cell table:number-columns-repeated="6"/>
        </table:table-row>
        <table:table-row table:style-name="ro1">
          <table:table-cell office:value-type="float" office:value="62210" calcext:value-type="float">
            <text:p>62210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258283" calcext:value-type="float">
            <text:p>1258283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45475" calcext:value-type="float">
            <text:p>45475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4841" calcext:value-type="float">
            <text:p>44841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1897" calcext:value-type="float">
            <text:p>41897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52386" calcext:value-type="float">
            <text:p>52386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53316" calcext:value-type="float">
            <text:p>53316</text:p>
          </table:table-cell>
          <table:table-cell office:value-type="string" calcext:value-type="string">
            <text:p>Pillar Room</text:p>
          </table:table-cell>
          <table:table-cell table:number-columns-repeated="6"/>
        </table:table-row>
        <table:table-row table:style-name="ro1">
          <table:table-cell office:value-type="float" office:value="149223" calcext:value-type="float">
            <text:p>14922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45818" calcext:value-type="float">
            <text:p>145818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44583" calcext:value-type="float">
            <text:p>14458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0669" calcext:value-type="float">
            <text:p>4066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5209" calcext:value-type="float">
            <text:p>3520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4800" calcext:value-type="float">
            <text:p>34800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4386" calcext:value-type="float">
            <text:p>34386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34358" calcext:value-type="float">
            <text:p>234358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309790" calcext:value-type="float">
            <text:p>1309790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311589" calcext:value-type="float">
            <text:p>1311589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38205" calcext:value-type="float">
            <text:p>38205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59893" calcext:value-type="float">
            <text:p>15989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66676" calcext:value-type="float">
            <text:p>166676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68162" calcext:value-type="float">
            <text:p>168162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6340" calcext:value-type="float">
            <text:p>36340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6960" calcext:value-type="float">
            <text:p>36960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1331" calcext:value-type="float">
            <text:p>41331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67965" calcext:value-type="float">
            <text:p>167965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4926" calcext:value-type="float">
            <text:p>34926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5684" calcext:value-type="float">
            <text:p>45684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53162" calcext:value-type="float">
            <text:p>53162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87959" calcext:value-type="float">
            <text:p>187959</text:p>
          </table:table-cell>
          <table:table-cell office:value-type="string" calcext:value-type="string">
            <text:p>Large Tower</text:p>
          </table:table-cell>
          <table:table-cell table:number-columns-repeated="6"/>
        </table:table-row>
        <table:table-row table:style-name="ro1">
          <table:table-cell office:value-type="float" office:value="37739" calcext:value-type="float">
            <text:p>3773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57308" calcext:value-type="float">
            <text:p>157308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954350" calcext:value-type="float">
            <text:p>954350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844543" calcext:value-type="float">
            <text:p>844543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42569" calcext:value-type="float">
            <text:p>4256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6228" calcext:value-type="float">
            <text:p>46228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74936" calcext:value-type="float">
            <text:p>74936</text:p>
          </table:table-cell>
          <table:table-cell office:value-type="string" calcext:value-type="string">
            <text:p>Pillar Room</text:p>
          </table:table-cell>
          <table:table-cell table:number-columns-repeated="6"/>
        </table:table-row>
        <table:table-row table:style-name="ro1">
          <table:table-cell office:value-type="float" office:value="369578" calcext:value-type="float">
            <text:p>369578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5151" calcext:value-type="float">
            <text:p>45151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38943" calcext:value-type="float">
            <text:p>23894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4883" calcext:value-type="float">
            <text:p>4488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323692" calcext:value-type="float">
            <text:p>1323692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53550" calcext:value-type="float">
            <text:p>53550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265942" calcext:value-type="float">
            <text:p>1265942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225040" calcext:value-type="float">
            <text:p>225040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8906" calcext:value-type="float">
            <text:p>48906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52776" calcext:value-type="float">
            <text:p>252776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49062" calcext:value-type="float">
            <text:p>149062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249044" calcext:value-type="float">
            <text:p>1249044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345670" calcext:value-type="float">
            <text:p>345670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378088" calcext:value-type="float">
            <text:p>1378088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905668" calcext:value-type="float">
            <text:p>905668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312448" calcext:value-type="float">
            <text:p>312448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421973" calcext:value-type="float">
            <text:p>1421973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234086" calcext:value-type="float">
            <text:p>234086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7114" calcext:value-type="float">
            <text:p>37114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28924" calcext:value-type="float">
            <text:p>228924</text:p>
          </table:table-cell>
          <table:table-cell office:value-type="string" calcext:value-type="string">
            <text:p>Lava Floor</text:p>
          </table:table-cell>
          <table:table-cell table:number-columns-repeated="6"/>
        </table:table-row>
        <table:table-row table:style-name="ro1">
          <table:table-cell office:value-type="float" office:value="221906" calcext:value-type="float">
            <text:p>221906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26451" calcext:value-type="float">
            <text:p>226451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215571" calcext:value-type="float">
            <text:p>215571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4924" calcext:value-type="float">
            <text:p>44924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2568" calcext:value-type="float">
            <text:p>42568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3642" calcext:value-type="float">
            <text:p>43642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42954" calcext:value-type="float">
            <text:p>42954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44246" calcext:value-type="float">
            <text:p>144246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40278" calcext:value-type="float">
            <text:p>140278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5167" calcext:value-type="float">
            <text:p>35167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34305" calcext:value-type="float">
            <text:p>34305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58323" calcext:value-type="float">
            <text:p>15832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2644" calcext:value-type="float">
            <text:p>42644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22489" calcext:value-type="float">
            <text:p>222489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1191642" calcext:value-type="float">
            <text:p>1191642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805191" calcext:value-type="float">
            <text:p>805191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809178" calcext:value-type="float">
            <text:p>809178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958493" calcext:value-type="float">
            <text:p>958493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143930" calcext:value-type="float">
            <text:p>143930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39502" calcext:value-type="float">
            <text:p>39502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143603" calcext:value-type="float">
            <text:p>143603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5979" calcext:value-type="float">
            <text:p>4597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97025" calcext:value-type="float">
            <text:p>97025</text:p>
          </table:table-cell>
          <table:table-cell office:value-type="string" calcext:value-type="string">
            <text:p>Pillar Room</text:p>
          </table:table-cell>
          <table:table-cell table:number-columns-repeated="6"/>
        </table:table-row>
        <table:table-row table:style-name="ro1">
          <table:table-cell office:value-type="float" office:value="42269" calcext:value-type="float">
            <text:p>42269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83329" calcext:value-type="float">
            <text:p>83329</text:p>
          </table:table-cell>
          <table:table-cell office:value-type="string" calcext:value-type="string">
            <text:p>Pillar Room</text:p>
          </table:table-cell>
          <table:table-cell table:number-columns-repeated="6"/>
        </table:table-row>
        <table:table-row table:style-name="ro1">
          <table:table-cell office:value-type="float" office:value="242168" calcext:value-type="float">
            <text:p>242168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  <table:table-row table:style-name="ro1">
          <table:table-cell office:value-type="float" office:value="45220" calcext:value-type="float">
            <text:p>45220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88973" calcext:value-type="float">
            <text:p>288973</text:p>
          </table:table-cell>
          <table:table-cell office:value-type="string" calcext:value-type="string">
            <text:p>Water Floor</text:p>
          </table:table-cell>
          <table:table-cell table:number-columns-repeated="6"/>
        </table:table-row>
        <table:table-row table:style-name="ro1">
          <table:table-cell office:value-type="float" office:value="45933" calcext:value-type="float">
            <text:p>45933</text:p>
          </table:table-cell>
          <table:table-cell office:value-type="string" calcext:value-type="string">
            <text:p>Empty Room</text:p>
          </table:table-cell>
          <table:table-cell table:number-columns-repeated="6"/>
        </table:table-row>
        <table:table-row table:style-name="ro1">
          <table:table-cell office:value-type="float" office:value="224156" calcext:value-type="float">
            <text:p>224156</text:p>
          </table:table-cell>
          <table:table-cell office:value-type="string" calcext:value-type="string">
            <text:p>Maz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09:28:11.022665135</meta:creation-date>
    <dc:date>2020-02-12T10:52:02.170750837</dc:date>
    <meta:editing-duration>PT18M2S</meta:editing-duration>
    <meta:editing-cycles>1</meta:editing-cycles>
    <meta:generator>LibreOffice/6.1.5.2$Linux_X86_64 LibreOffice_project/10$Build-2</meta:generator>
    <meta:document-statistic meta:table-count="1" meta:cell-count="16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1.968cm" svg:y="0.647cm" style:legend-expansion="high" chart:style-name="ch2"/>
        <chart:plot-area chart:style-name="ch3" table:cell-range-address="Sheet1.D1:Sheet1.E15" chart:data-source-has-labels="column" svg:x="0.32cm" svg:y="0.18cm" svg:width="11.328cm" svg:height="8.64cm">
          <chartooo:coordinate-region svg:x="1.664cm" svg:y="0.181cm" svg:width="8.639cm" svg:height="8.639cm"/>
          <chart:axis chart:dimension="x" chart:name="primary-x" chart:style-name="ch4" chartooo:axis-type="auto">
            <chartooo:date-scale/>
            <chart:categories table:cell-range-address="Sheet1.D1:Sheet1.D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1:Sheet1.E1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Empty Room</text:p>
                <draw:g>
                  <svg:desc>Sheet1.D1:Sheet1.D15</svg:desc>
                </draw:g>
              </table:table-cell>
              <table:table-cell office:value-type="float" office:value="80237">
                <text:p>80237</text:p>
                <draw:g>
                  <svg:desc>Sheet1.E1:Sheet1.E15</svg:desc>
                </draw:g>
              </table:table-cell>
            </table:table-row>
            <table:table-row>
              <table:table-cell office:value-type="string">
                <text:p>Maze</text:p>
              </table:table-cell>
              <table:table-cell office:value-type="float" office:value="334722">
                <text:p>334722</text:p>
              </table:table-cell>
            </table:table-row>
            <table:table-row>
              <table:table-cell office:value-type="string">
                <text:p>Forest</text:p>
              </table:table-cell>
              <table:table-cell office:value-type="float" office:value="2058071">
                <text:p>2058071</text:p>
              </table:table-cell>
            </table:table-row>
            <table:table-row>
              <table:table-cell office:value-type="string">
                <text:p>Lava Holes</text:p>
              </table:table-cell>
              <table:table-cell office:value-type="float" office:value="226376">
                <text:p>226376</text:p>
              </table:table-cell>
            </table:table-row>
            <table:table-row>
              <table:table-cell office:value-type="string">
                <text:p>Lava Parkour</text:p>
              </table:table-cell>
              <table:table-cell office:value-type="float" office:value="304969">
                <text:p>304969</text:p>
              </table:table-cell>
            </table:table-row>
            <table:table-row>
              <table:table-cell office:value-type="string">
                <text:p>Lava Floor</text:p>
              </table:table-cell>
              <table:table-cell office:value-type="float" office:value="274232">
                <text:p>274232</text:p>
              </table:table-cell>
            </table:table-row>
            <table:table-row>
              <table:table-cell office:value-type="string">
                <text:p>Large Tower</text:p>
              </table:table-cell>
              <table:table-cell office:value-type="float" office:value="1666034">
                <text:p>1666034</text:p>
              </table:table-cell>
            </table:table-row>
            <table:table-row>
              <table:table-cell office:value-type="string">
                <text:p>Water Floor</text:p>
              </table:table-cell>
              <table:table-cell office:value-type="float" office:value="850853">
                <text:p>850853</text:p>
              </table:table-cell>
            </table:table-row>
            <table:table-row>
              <table:table-cell office:value-type="string">
                <text:p>Spawner Room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Enchantment Shrine</text:p>
              </table:table-cell>
              <table:table-cell office:value-type="float" office:value="160814">
                <text:p>160814</text:p>
              </table:table-cell>
            </table:table-row>
            <table:table-row>
              <table:table-cell office:value-type="string">
                <text:p>Loot</text:p>
              </table:table-cell>
              <table:table-cell office:value-type="float" office:value="29525">
                <text:p>29525</text:p>
              </table:table-cell>
            </table:table-row>
            <table:table-row>
              <table:table-cell office:value-type="string">
                <text:p>Pillar Room</text:p>
              </table:table-cell>
              <table:table-cell office:value-type="float" office:value="75577">
                <text:p>75577</text:p>
              </table:table-cell>
            </table:table-row>
            <table:table-row>
              <table:table-cell office:value-type="string">
                <text:p>Water Holes</text:p>
              </table:table-cell>
              <table:table-cell office:value-type="float" office:value="167977">
                <text:p>167977</text:p>
              </table:table-cell>
            </table:table-row>
            <table:table-row>
              <table:table-cell office:value-type="string">
                <text:p>Fountain Room</text:p>
              </table:table-cell>
              <table:table-cell office:value-type="float" office:value="134282">
                <text:p>134282</text:p>
              </table:table-cell>
            </table:table-row>
            <table:table-row>
              <table:table-cell office:value-type="string">
                <text:p>Stone Mine</text:p>
              </table:table-cell>
              <table:table-cell office:value-type="float" office:value="1784382">
                <text:p>17843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graphic-properties draw:fill-color="#0084d1"/>
    </style:style>
    <style:style style:name="ch20" style:family="chart">
      <style:graphic-properties draw:fill-color="#004586"/>
    </style:style>
    <style:style style:name="ch21" style:family="chart">
      <style:graphic-properties draw:fill-color="#ff420e"/>
    </style:style>
    <style:style style:name="ch22" style:family="chart">
      <style:graphic-properties draw:fill-color="#ffd320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1.968cm" svg:y="0.647cm" style:legend-expansion="high" chart:style-name="ch2"/>
        <chart:plot-area chart:style-name="ch3" table:cell-range-address="Sheet1.D26:Sheet1.E40" chart:data-source-has-labels="column" svg:x="0.32cm" svg:y="0.18cm" svg:width="11.328cm" svg:height="8.64cm">
          <chartooo:coordinate-region svg:x="1.664cm" svg:y="0.181cm" svg:width="8.639cm" svg:height="8.639cm"/>
          <chart:axis chart:dimension="x" chart:name="primary-x" chart:style-name="ch4" chartooo:axis-type="auto">
            <chartooo:date-scale/>
            <chart:categories table:cell-range-address="Sheet1.D26:Sheet1.D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6:Sheet1.E4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Empty Room</text:p>
                <draw:g>
                  <svg:desc>Sheet1.D26:Sheet1.D40</svg:desc>
                </draw:g>
              </table:table-cell>
              <table:table-cell office:value-type="float" office:value="26237821">
                <text:p>26237821</text:p>
                <draw:g>
                  <svg:desc>Sheet1.E26:Sheet1.E40</svg:desc>
                </draw:g>
              </table:table-cell>
            </table:table-row>
            <table:table-row>
              <table:table-cell office:value-type="string">
                <text:p>Maze</text:p>
              </table:table-cell>
              <table:table-cell office:value-type="float" office:value="92383376">
                <text:p>92383376</text:p>
              </table:table-cell>
            </table:table-row>
            <table:table-row>
              <table:table-cell office:value-type="string">
                <text:p>Forest</text:p>
              </table:table-cell>
              <table:table-cell office:value-type="float" office:value="170819899">
                <text:p>170819899</text:p>
              </table:table-cell>
            </table:table-row>
            <table:table-row>
              <table:table-cell office:value-type="string">
                <text:p>Lava Holes</text:p>
              </table:table-cell>
              <table:table-cell office:value-type="float" office:value="2263767">
                <text:p>2263767</text:p>
              </table:table-cell>
            </table:table-row>
            <table:table-row>
              <table:table-cell office:value-type="string">
                <text:p>Lava Parkour</text:p>
              </table:table-cell>
              <table:table-cell office:value-type="float" office:value="1219876">
                <text:p>1219876</text:p>
              </table:table-cell>
            </table:table-row>
            <table:table-row>
              <table:table-cell office:value-type="string">
                <text:p>Lava Floor</text:p>
              </table:table-cell>
              <table:table-cell office:value-type="float" office:value="3839260">
                <text:p>3839260</text:p>
              </table:table-cell>
            </table:table-row>
            <table:table-row>
              <table:table-cell office:value-type="string">
                <text:p>Large Tower</text:p>
              </table:table-cell>
              <table:table-cell office:value-type="float" office:value="13328278">
                <text:p>13328278</text:p>
              </table:table-cell>
            </table:table-row>
            <table:table-row>
              <table:table-cell office:value-type="string">
                <text:p>Water Floor</text:p>
              </table:table-cell>
              <table:table-cell office:value-type="float" office:value="5955977">
                <text:p>5955977</text:p>
              </table:table-cell>
            </table:table-row>
            <table:table-row>
              <table:table-cell office:value-type="string">
                <text:p>Spawner Room</text:p>
              </table:table-cell>
              <table:table-cell office:value-type="float" office:value="27427">
                <text:p>27427</text:p>
              </table:table-cell>
            </table:table-row>
            <table:table-row>
              <table:table-cell office:value-type="string">
                <text:p>Enchantment Shrine</text:p>
              </table:table-cell>
              <table:table-cell office:value-type="float" office:value="643257">
                <text:p>643257</text:p>
              </table:table-cell>
            </table:table-row>
            <table:table-row>
              <table:table-cell office:value-type="string">
                <text:p>Loot</text:p>
              </table:table-cell>
              <table:table-cell office:value-type="float" office:value="295254">
                <text:p>295254</text:p>
              </table:table-cell>
            </table:table-row>
            <table:table-row>
              <table:table-cell office:value-type="string">
                <text:p>Pillar Room</text:p>
              </table:table-cell>
              <table:table-cell office:value-type="float" office:value="1058087">
                <text:p>1058087</text:p>
              </table:table-cell>
            </table:table-row>
            <table:table-row>
              <table:table-cell office:value-type="string">
                <text:p>Water Holes</text:p>
              </table:table-cell>
              <table:table-cell office:value-type="float" office:value="167977">
                <text:p>167977</text:p>
              </table:table-cell>
            </table:table-row>
            <table:table-row>
              <table:table-cell office:value-type="string">
                <text:p>Fountain Room</text:p>
              </table:table-cell>
              <table:table-cell office:value-type="float" office:value="1074263">
                <text:p>1074263</text:p>
              </table:table-cell>
            </table:table-row>
            <table:table-row>
              <table:table-cell office:value-type="string">
                <text:p>Stone Mine</text:p>
              </table:table-cell>
              <table:table-cell office:value-type="float" office:value="3568764">
                <text:p>35687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